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 ExtraLight" svg:font-family="'Source Code Pro ExtraLight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149648" officeooo:paragraph-rsid="00149648"/>
    </style:style>
    <style:style style:name="P2" style:family="paragraph" style:parent-style-name="Standard">
      <style:text-properties style:font-name="DejaVu Sans Light" fo:font-weight="bold" officeooo:rsid="00149648" officeooo:paragraph-rsid="00149648" style:font-weight-asian="bold" style:font-weight-complex="bold"/>
    </style:style>
    <style:style style:name="P3" style:family="paragraph" style:parent-style-name="Standard">
      <style:text-properties style:font-name="DejaVu Sans Light" fo:font-weight="normal" officeooo:rsid="00149648" officeooo:paragraph-rsid="001496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7"/>Relatório da Elaboração de Sockets para UDP e TCP</text:p>
      <text:p text:style-name="P1"/>
      <text:p text:style-name="P1">Nome(s): Gabriel Fanto Stundner, Luiz Guerra</text:p>
      <text:p text:style-name="P1">Data: 14/09/2020</text:p>
      <text:p text:style-name="P1"/>
      <text:p text:style-name="P1"/>
      <text:p text:style-name="P1"/>
      <text:p text:style-name="P2">Configuração do Sistema para os Testes</text:p>
      <text:p text:style-name="P2"/>
      <text:p text:style-name="P3"><text:tab/>No Linux temos o sistema do Netem, que serve para fazermos testes com a Rede, onde esse programa já vem instalado pelo nome de <text:span text:style-name="T1">tc.</text:span></text:p>
      <text:p text:style-name="P3"><text:tab/>Para averiguar se está instalado no sistema o programa, verifique com o comando <text:span text:style-name="T1">man tc</text:span>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 ExtraLight" svg:font-family="'Source Code Pro ExtraLight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4:50:07.342981274</meta:creation-date>
    <dc:date>2020-09-12T17:28:01.037358935</dc:date>
    <meta:editing-duration>PT2H27M43S</meta:editing-duration>
    <meta:editing-cycles>1</meta:editing-cycles>
    <meta:document-statistic meta:table-count="0" meta:image-count="0" meta:object-count="0" meta:page-count="1" meta:paragraph-count="6" meta:word-count="63" meta:character-count="383" meta:non-whitespace-character-count="307"/>
    <meta:generator>LibreOffice/6.0.7.3$Linux_X86_64 LibreOffice_project/00m0$Build-3</meta:generator>
  </office:meta>
</office:document-meta>
</file>